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/>
    <style:font-face style:name="Arial1" svg:font-family="Arial, Helvetica, 'nimbus sans l', sans-serif"/>
    <style:font-face style:name="Microsoft Jhenghei" svg:font-family="'Microsoft Jhenghei', 'Open Sans', Arial, PMingLiU, 'Hiragino Sans GB', 'Pingfang TC', 'Lantinghei TC', 'Microsoft YaHei', 'Wenquanyi Micro Hei', 'WenQuanYi Zen Hei', 'ST Heiti', SimHei, 'WenQuanYi Zen Hei Sharp', sans-serif"/>
    <style:font-face style:name="Noto Sans TC" svg:font-family="'Noto Sans TC'"/>
    <style:font-face style:name="Noto Sans TC1" svg:font-family="'Noto Sans TC', 'Apple LiGothic Medium', PingFang, 'Microsoft JhengHei', 'WenQuanYi Zen Hei', helvetica, Arial, sans-serif"/>
    <style:font-face style:name="OpenSymbol" svg:font-family="OpenSymbol"/>
    <style:font-face style:name="PMingLiu" svg:font-family="PMingLiu, Mingliu"/>
    <style:font-face style:name="Roboto" svg:font-family="Roboto, Helvetica, Arial, sans-serif"/>
    <style:font-face style:name="YahooSans VF" svg:font-family="'YahooSans VF', 'Yahoo Sans', YahooSans, 'Helvetica Neue', Helvetica, Arial, sans-serif"/>
    <style:font-face style:name="helvetica neue" svg:font-family="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fo:font-variant="normal" fo:text-transform="none" fo:color="#333333" fo:letter-spacing="0.026cm" fo:font-weight="normal" style:font-name-asian="Arial2" style:font-size-asian="12pt" style:language-asian="zh" style:country-asian="TW" style:font-style-asian="normal" style:font-weight-asian="normal" style:font-weight-complex="normal"/>
    </style:style>
    <style:style style:name="P3" style:family="paragraph" style:parent-style-name="Standard">
      <style:paragraph-properties style:writing-mode="lr-tb"/>
      <style:text-properties fo:font-variant="normal" fo:text-transform="none" fo:color="#333333" fo:font-size="12pt" fo:letter-spacing="0.026cm" fo:font-weight="normal" style:font-name-asian="Arial2" style:font-size-asian="12pt" style:language-asian="zh" style:country-asian="TW" style:font-style-asian="normal" style:font-weight-asian="normal" style:font-size-complex="12pt" style:font-weight-complex="normal"/>
    </style:style>
    <style:style style:name="P4" style:family="paragraph" style:parent-style-name="Standard">
      <style:paragraph-properties style:writing-mode="lr-tb"/>
      <style:text-properties fo:font-variant="normal" fo:text-transform="none" fo:color="#232a31" fo:letter-spacing="normal" fo:font-weight="normal" style:font-name-asian="YahooSans VF" style:font-size-asian="13.5pt" style:language-asian="zh" style:country-asian="TW" style:font-style-asian="normal" style:font-weight-asian="normal" style:font-weight-complex="normal"/>
    </style:style>
    <style:style style:name="P5" style:family="paragraph" style:parent-style-name="Standard">
      <style:paragraph-properties style:writing-mode="lr-tb"/>
    </style:style>
    <style:style style:name="P6" style:family="paragraph" style:parent-style-name="Standard">
      <style:paragraph-properties style:writing-mode="lr-tb"/>
      <style:text-properties fo:font-variant="normal" fo:text-transform="none" fo:color="#333333" fo:font-size="12pt" fo:letter-spacing="normal" style:font-name-asian="Arial1" style:font-size-asian="12pt" style:font-style-asian="normal" style:font-weight-asian="normal" style:font-size-complex="12pt"/>
    </style:style>
    <style:style style:name="P7" style:family="paragraph" style:parent-style-name="Standard">
      <style:paragraph-properties style:writing-mode="lr-tb"/>
      <style:text-properties fo:font-variant="normal" fo:text-transform="none" fo:color="#333333" fo:font-size="12pt" fo:letter-spacing="0.026cm" style:font-name-asian="Arial2" style:font-size-asian="12pt" style:font-style-asian="normal" style:font-weight-asian="normal" style:font-size-complex="12pt"/>
    </style:style>
    <style:style style:name="P8" style:family="paragraph" style:parent-style-name="Standard">
      <style:paragraph-properties style:writing-mode="lr-tb"/>
      <style:text-properties fo:font-variant="normal" fo:text-transform="none" fo:color="#333333" fo:letter-spacing="0.026cm" fo:font-weight="normal" style:font-name-asian="Microsoft Jhenghei" style:font-size-asian="12.75pt" style:language-asian="zh" style:country-asian="TW" style:font-style-asian="normal" style:font-weight-asian="normal" style:font-weight-complex="normal"/>
    </style:style>
    <style:style style:name="P9" style:family="paragraph" style:parent-style-name="Standard">
      <style:paragraph-properties style:writing-mode="lr-tb"/>
      <style:text-properties fo:font-variant="normal" fo:text-transform="none" fo:color="#333333" fo:letter-spacing="0.026cm" fo:font-weight="normal" style:font-name-asian="Arial2" style:font-size-asian="12pt" style:language-asian="zh" style:country-asian="TW" style:font-style-asian="normal" style:font-weight-asian="normal" style:font-weight-complex="normal"/>
    </style:style>
    <style:style style:name="P10" style:family="paragraph" style:parent-style-name="Standard">
      <style:paragraph-properties style:writing-mode="lr-tb"/>
      <style:text-properties fo:font-variant="normal" fo:text-transform="none" fo:color="#333333" fo:letter-spacing="0.026cm" fo:font-weight="normal" fo:background-color="transparent" style:font-name-asian="Arial2" style:font-size-asian="12pt" style:language-asian="zh" style:country-asian="TW" style:font-style-asian="normal" style:font-weight-asian="normal" style:font-weight-complex="normal"/>
    </style:style>
    <style:style style:name="P11" style:family="paragraph" style:parent-style-name="Standard">
      <style:paragraph-properties style:writing-mode="lr-tb"/>
      <style:text-properties fo:font-variant="normal" fo:text-transform="none" fo:color="#333333" fo:letter-spacing="0.026cm" style:font-name-asian="Arial2" style:font-size-asian="12pt" style:language-asian="zh" style:country-asian="TW" style:font-style-asian="normal" style:font-weight-asian="normal"/>
    </style:style>
    <style:style style:name="P12" style:family="paragraph" style:parent-style-name="Standard">
      <style:paragraph-properties style:writing-mode="lr-tb"/>
      <style:text-properties fo:font-variant="normal" fo:text-transform="none" fo:color="#333333" fo:letter-spacing="0.026cm" fo:font-weight="bold" style:font-name-asian="Microsoft Jhenghei" style:font-size-asian="12.75pt" style:language-asian="zh" style:country-asian="TW" style:font-style-asian="normal" style:font-weight-asian="bold" style:font-weight-complex="bold"/>
    </style:style>
    <style:style style:name="P13" style:family="paragraph" style:parent-style-name="Standard">
      <style:paragraph-properties style:writing-mode="lr-tb"/>
      <style:text-properties fo:font-variant="normal" fo:text-transform="none" fo:color="#333333" fo:letter-spacing="normal" fo:font-weight="normal" style:font-name-asian="Arial1" style:font-size-asian="12.75pt" style:language-asian="zh" style:country-asian="TW" style:font-style-asian="normal" style:font-weight-asian="normal" style:font-weight-complex="normal"/>
    </style:style>
    <style:style style:name="P14" style:family="paragraph" style:parent-style-name="Standard">
      <style:paragraph-properties style:writing-mode="lr-tb"/>
      <style:text-properties fo:font-variant="normal" fo:text-transform="none" fo:color="#222222" fo:letter-spacing="normal" fo:font-weight="normal" style:font-name-asian="Roboto" style:font-size-asian="13.5pt" style:language-asian="zh" style:country-asian="TW" style:font-style-asian="normal" style:font-weight-asian="normal" style:font-weight-complex="normal"/>
    </style:style>
    <style:style style:name="P15" style:family="paragraph" style:parent-style-name="Standard">
      <style:paragraph-properties style:writing-mode="lr-tb"/>
      <style:text-properties fo:font-weight="bold" style:font-weight-asian="bold" style:font-weight-complex="bold"/>
    </style:style>
    <style:style style:name="P16" style:family="paragraph" style:parent-style-name="Standard">
      <style:paragraph-properties style:writing-mode="lr-tb"/>
      <style:text-properties fo:background-color="transparent"/>
    </style:style>
    <style:style style:name="T1" style:family="text">
      <style:text-properties fo:font-variant="normal" fo:text-transform="none" fo:color="#333333" fo:letter-spacing="normal" style:font-name-asian="Arial1" style:font-size-asian="12.75pt" style:font-style-asian="normal"/>
    </style:style>
    <style:style style:name="T2" style:family="text">
      <style:text-properties fo:font-variant="normal" fo:text-transform="none" fo:color="#333333" fo:letter-spacing="normal" style:font-name-asian="Arial1" style:font-size-asian="12.75pt" style:font-style-asian="normal" style:font-weight-asian="normal"/>
    </style:style>
    <style:style style:name="T3" style:family="text">
      <style:text-properties fo:font-variant="normal" fo:text-transform="none" fo:color="#333333" fo:letter-spacing="normal" style:font-name-asian="Arial1" style:font-size-asian="12.75pt" style:language-asian="zh" style:country-asian="TW" style:font-style-asian="normal"/>
    </style:style>
    <style:style style:name="T4" style:family="text">
      <style:text-properties fo:font-variant="normal" fo:text-transform="none" fo:color="#333333" fo:letter-spacing="normal" style:font-name-asian="Arial1" style:font-size-asian="12.75pt" style:language-asian="zh" style:country-asian="TW" style:font-style-asian="normal" style:font-weight-asian="normal"/>
    </style:style>
    <style:style style:name="T5" style:family="text">
      <style:text-properties fo:font-variant="normal" fo:text-transform="none" fo:color="#333333" fo:letter-spacing="normal" fo:font-weight="normal" style:font-name-asian="Arial1" style:font-size-asian="12.75pt" style:language-asian="zh" style:country-asian="TW" style:font-style-asian="normal" style:font-weight-asian="normal" style:font-weight-complex="normal"/>
    </style:style>
    <style:style style:name="T6" style:family="text">
      <style:text-properties fo:font-variant="normal" fo:text-transform="none" fo:color="#333333" fo:letter-spacing="normal" fo:background-color="#ffff00" style:font-name-asian="Arial1" style:font-size-asian="12.75pt" style:font-style-asian="normal" style:font-weight-asian="normal"/>
    </style:style>
    <style:style style:name="T7" style:family="text">
      <style:text-properties fo:font-variant="normal" fo:text-transform="none" fo:color="#333333" fo:letter-spacing="normal" fo:background-color="#ffff00" style:font-name-asian="Arial1" style:font-size-asian="12.75pt" style:language-asian="zh" style:country-asian="TW" style:font-style-asian="normal" style:font-weight-asian="normal"/>
    </style:style>
    <style:style style:name="T8" style:family="text">
      <style:text-properties fo:font-variant="normal" fo:text-transform="none" fo:color="#333333" style:font-name="Arial1" fo:font-size="12.75pt" fo:letter-spacing="normal" fo:font-style="normal" fo:font-weight="normal" fo:background-color="#ffff00"/>
    </style:style>
    <style:style style:name="T9" style:family="text">
      <style:text-properties fo:font-variant="normal" fo:text-transform="none" fo:color="#333333" style:font-name="Arial2" fo:font-size="12pt" fo:letter-spacing="0.026cm" fo:font-style="normal" fo:font-weight="normal" style:font-name-asian="Arial2" style:font-size-asian="12pt" style:language-asian="zh" style:country-asian="TW" style:font-style-asian="normal" style:font-weight-asian="normal" style:font-weight-complex="normal"/>
    </style:style>
    <style:style style:name="T10" style:family="text">
      <style:text-properties fo:font-variant="normal" fo:text-transform="none" fo:color="#333333" fo:letter-spacing="0.026cm" fo:font-weight="normal" style:font-name-asian="Arial2" style:font-size-asian="12pt" style:language-asian="zh" style:country-asian="TW" style:font-style-asian="normal" style:font-weight-asian="normal" style:font-weight-complex="normal"/>
    </style:style>
    <style:style style:name="T11" style:family="text">
      <style:text-properties fo:font-variant="normal" fo:text-transform="none" fo:color="#333333" fo:letter-spacing="0.026cm" fo:font-weight="normal" fo:background-color="#ffff00" style:font-name-asian="Arial2" style:font-size-asian="12pt" style:language-asian="zh" style:country-asian="TW" style:font-style-asian="normal" style:font-weight-asian="normal" style:font-weight-complex="normal"/>
    </style:style>
    <style:style style:name="T12" style:family="text">
      <style:text-properties fo:font-variant="normal" fo:text-transform="none" fo:color="#333333" fo:letter-spacing="0.026cm" style:font-name-asian="Microsoft Jhenghei" style:font-size-asian="12.75pt" style:font-style-asian="normal" style:font-weight-asian="normal"/>
    </style:style>
    <style:style style:name="T13" style:family="text">
      <style:text-properties fo:font-variant="normal" fo:text-transform="none" fo:color="#333333" fo:letter-spacing="0.026cm" fo:font-weight="bold" style:font-name-asian="Arial2" style:font-size-asian="12pt" style:language-asian="zh" style:country-asian="TW" style:font-style-asian="normal" style:font-weight-asian="bold" style:font-weight-complex="bold"/>
    </style:style>
    <style:style style:name="T14" style:family="text">
      <style:text-properties style:language-asian="zh" style:country-asian="TW"/>
    </style:style>
    <style:style style:name="T15" style:family="text">
      <style:text-properties style:font-name-asian="Microsoft Jhenghei" style:font-size-asian="12.75pt"/>
    </style:style>
    <style:style style:name="T16" style:family="text">
      <style:text-properties fo:letter-spacing="normal" style:font-name-asian="Arial1"/>
    </style:style>
    <style:style style:name="T17" style:family="text">
      <style:text-properties fo:font-weight="normal" style:language-asian="zh" style:country-asian="TW" style:font-weight-complex="normal"/>
    </style:style>
    <style:style style:name="T18" style:family="text">
      <style:text-properties fo:font-weight="normal" style:font-weight-complex="normal"/>
    </style:style>
    <style:style style:name="T19" style:family="text">
      <style:text-properties fo:color="#555555" fo:letter-spacing="normal" style:font-name-asian="helvetica neue" style:font-size-asian="13.5pt"/>
    </style:style>
    <style:style style:name="T20" style:family="text">
      <style:text-properties fo:color="#555555" style:font-name="helvetica neue" fo:font-size="13.5pt" fo:letter-spacing="normal" fo:font-style="normal" style:font-name-asian="Microsoft Jhenghei"/>
    </style:style>
    <style:style style:name="T21" style:family="text">
      <style:text-properties fo:color="#555555" style:font-name-asian="Microsoft Jhenghei" style:font-size-asian="13.5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background-color="#ffff00"/>
    </style:style>
    <style:style style:name="T24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><text:span text:style-name="T14">市場是繼續反映對</text:span>經濟復甦<text:span text:style-name="T14">的</text:span>預期 </text:p>
      <text:p text:style-name="P3">昨天是股匯雙漲的情況</text:p>
      <text:p text:style-name="P7"><text:span text:style-name="T17">RMB <text:s text:c="2"/>升值至 6.88</text:span></text:p>
      <text:p text:style-name="P2"/>
      <text:p text:style-name="P1">///////////////////////////////////////////////////</text:p>
      <text:p text:style-name="P2">股市~~~</text:p>
      <text:p text:style-name="P11"><text:span text:style-name="T18">上證 (+0.22%) :</text:span></text:p>
      <text:p text:style-name="P2">(領漲):</text:p>
      <text:p text:style-name="P13"><text:span text:style-name="T22">房地產股 <text:s/>建材</text:span>、(有消息指出，中國政府計劃進一步提出房市支持措施，以緩解部分大型建商的流動性壓力 , <text:s/>)</text:p>
      <text:p text:style-name="P13"/>
      <text:p text:style-name="P13"/>
      <text:p text:style-name="P13"/>
      <text:p text:style-name="P1"><text:span text:style-name="T5">(</text:span><text:span text:style-name="T12">國金融穩定發展委員會上周要求銀行和證券監管機關協助支撐部分「具系統重要性」建商的資產負債表。知情人士透露，為符合資格，會計師須對建商財報出具「無保留意見」，以顯示財務報表可靠，且建商沒有重大違規紀錄，包括債務違約。</text:span> <text:span text:style-name="T5">)</text:span></text:p>
      <text:p text:style-name="P15"><text:span text:style-name="T1">雲</text:span><text:span text:style-name="T3">端</text:span><text:span text:style-name="T1">計算、銀行股</text:span> </text:p>
      <text:p text:style-name="P2"/>
      <text:p text:style-name="P2">(領跌):</text:p>
      <text:p text:style-name="P12"><text:span text:style-name="T16">新冠特效藥概念股，煤炭股</text:span> </text:p>
      <text:p text:style-name="P12">半導體 </text:p>
      <text:p text:style-name="P8">(<text:span text:style-name="T16">消息指出: 中國高層官員正在討論如何取消半導體補貼政策</text:span>)</text:p>
      <text:p text:style-name="P2"/>
      <text:p text:style-name="P2">///////////////////////////////////////////////////</text:p>
      <text:p text:style-name="P2">港</text:p>
      <text:p text:style-name="P2"/>
      <text:p text:style-name="P2">恆生~~~(+3.22%) <text:s/></text:p>
      <text:p text:style-name="P2">恆生科技股指數 <text:s/>(+4.58%)</text:p>
      <text:p text:style-name="P2"/>
      <text:p text:style-name="P2"><text:span text:style-name="T15">(利多是中國監管機關批准螞蟻消費金融增加註冊資本，</text:span><text:span text:style-name="T19">代表中國政府對螞蟻集團的整頓已走入尾聲，完成募資後其消費金融公司將可處理高達 </text:span><text:span text:style-name="T20">1 </text:span><text:span text:style-name="T19">兆人民幣的貸款。</text:span><text:span text:style-name="T21">)</text:span></text:p>
      <text:p text:style-name="P2"><text:span text:style-name="T21"/></text:p>
      <text:p text:style-name="P1"><text:span text:style-name="T13">阿里巴巴</text:span><text:span text:style-name="T10">升幅擴大至9</text:span><text:span text:style-name="T9">%</text:span></text:p>
      <text:p text:style-name="P1"><text:span text:style-name="T13">騰訊</text:span><text:span text:style-name="T10">升</text:span><text:span text:style-name="T9">3.8%</text:span></text:p>
      <text:p text:style-name="P14"/>
      <text:p text:style-name="P14">(領漲):</text:p>
      <text:p text:style-name="P16"><text:span text:style-name="T13">房地產</text:span><text:span text:style-name="T10">(</text:span><text:span text:style-name="T2">河南省</text:span><text:span text:style-name="T4">政府</text:span><text:span text:style-name="T2">取消不必要的房地產限制</text:span> <text:span text:style-name="T10">)</text:span></text:p>
      <text:p text:style-name="P10"><text:s/></text:p>
      <text:p text:style-name="P4">///////////////////////////////////////////////////</text:p>
      <text:p text:style-name="P4">~~預測~~ </text:p>
      <text:p text:style-name="P2"/>
      <text:p text:style-name="P2">摩根資產管理認為，美國將於上半年完成加息，接下來市場上股票的配置可能會增加， 境外資金將會重新流入， 中國股市的上升態勢應該會在今年第二季加快<text:line-break/></text:p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/>
    <style:font-face style:name="Arial1" svg:font-family="Arial, Helvetica, 'nimbus sans l', sans-serif"/>
    <style:font-face style:name="Microsoft Jhenghei" svg:font-family="'Microsoft Jhenghei', 'Open Sans', Arial, PMingLiU, 'Hiragino Sans GB', 'Pingfang TC', 'Lantinghei TC', 'Microsoft YaHei', 'Wenquanyi Micro Hei', 'WenQuanYi Zen Hei', 'ST Heiti', SimHei, 'WenQuanYi Zen Hei Sharp', sans-serif"/>
    <style:font-face style:name="Noto Sans TC" svg:font-family="'Noto Sans TC'"/>
    <style:font-face style:name="Noto Sans TC1" svg:font-family="'Noto Sans TC', 'Apple LiGothic Medium', PingFang, 'Microsoft JhengHei', 'WenQuanYi Zen Hei', helvetica, Arial, sans-serif"/>
    <style:font-face style:name="OpenSymbol" svg:font-family="OpenSymbol"/>
    <style:font-face style:name="PMingLiu" svg:font-family="PMingLiu, Mingliu"/>
    <style:font-face style:name="Roboto" svg:font-family="Roboto, Helvetica, Arial, sans-serif"/>
    <style:font-face style:name="YahooSans VF" svg:font-family="'YahooSans VF', 'Yahoo Sans', YahooSans, 'Helvetica Neue', Helvetica, Arial, sans-serif"/>
    <style:font-face style:name="helvetica neue" svg:font-family="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icrosoft YaHei" style:font-size-asian="24pt" style:font-weight-asian="bold" style:font-name-complex="Lucida 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2-15T15:59:06.36</meta:creation-date>
    <dc:date>2023-01-04T18:07:08.01</dc:date>
    <meta:editing-duration>PT15H14M27S</meta:editing-duration>
    <meta:editing-cycles>411</meta:editing-cycles>
    <meta:generator>OpenOffice/4.1.7$Win32 OpenOffice.org_project/417m1$Build-9800</meta:generator>
    <meta:document-statistic meta:table-count="0" meta:image-count="0" meta:object-count="0" meta:page-count="2" meta:paragraph-count="27" meta:word-count="454" meta:character-count="673"/>
  </office:meta>
</office:document-meta>
</file>